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rizona</text:p>
          </table:table-cell>
          <table:table-cell office:value-type="percentage" office:value="0.2522" calcext:value-type="percentage">
            <text:p>25.22%</text:p>
          </table:table-cell>
          <table:table-cell office:value-type="percentage" office:value="0.2051" calcext:value-type="percentage">
            <text:p>20.51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13" calcext:value-type="percentage">
            <text:p>26.13%</text:p>
          </table:table-cell>
          <table:table-cell office:value-type="percentage" office:value="0.2437" calcext:value-type="percentage">
            <text:p>24.37%</text:p>
          </table:table-cell>
          <table:table-cell office:value-type="percentage" office:value="0.322" calcext:value-type="percentage">
            <text:p>32.20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lanta</text:p>
          </table:table-cell>
          <table:table-cell office:value-type="percentage" office:value="0.4598" calcext:value-type="percentage">
            <text:p>45.98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4065" calcext:value-type="percentage">
            <text:p>40.65%</text:p>
          </table:table-cell>
          <table:table-cell office:value-type="percentage" office:value="0.5248" calcext:value-type="percentage">
            <text:p>52.48%</text:p>
          </table:table-cell>
          <table:table-cell office:value-type="percentage" office:value="0.4346" calcext:value-type="percentage">
            <text:p>43.46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timore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4103" calcext:value-type="percentage">
            <text:p>41.03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576" calcext:value-type="percentage">
            <text:p>35.76%</text:p>
          </table:table-cell>
          <table:table-cell office:value-type="percentage" office:value="0.4198" calcext:value-type="percentage">
            <text:p>41.98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ffalo</text:p>
          </table:table-cell>
          <table:table-cell office:value-type="percentage" office:value="0.3889" calcext:value-type="percentage">
            <text:p>38.89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078" calcext:value-type="percentage">
            <text:p>40.78%</text:p>
          </table:table-cell>
          <table:table-cell office:value-type="percentage" office:value="0.3684" calcext:value-type="percentage">
            <text:p>36.84%</text:p>
          </table:table-cell>
          <table:table-cell office:value-type="percentage" office:value="0.3246" calcext:value-type="percentage">
            <text:p>32.46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olina</text:p>
          </table:table-cell>
          <table:table-cell office:value-type="percentage" office:value="0.4314" calcext:value-type="percentage">
            <text:p>43.14%</text:p>
          </table:table-cell>
          <table:table-cell office:value-type="percentage" office:value="0.5111" calcext:value-type="percentage">
            <text:p>51.11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3762" calcext:value-type="percentage">
            <text:p>37.62%</text:p>
          </table:table-cell>
          <table:table-cell office:value-type="percentage" office:value="0.4854" calcext:value-type="percentage">
            <text:p>48.54%</text:p>
          </table:table-cell>
          <table:table-cell office:value-type="percentage" office:value="0.4032" calcext:value-type="percentage">
            <text:p>40.32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percentage" office:value="0.3653" calcext:value-type="percentage">
            <text:p>36.53%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365" calcext:value-type="percentage">
            <text:p>33.65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3251" calcext:value-type="percentage">
            <text:p>32.51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ncinnati</text:p>
          </table:table-cell>
          <table:table-cell office:value-type="percentage" office:value="0.3274" calcext:value-type="percentage">
            <text:p>32.74%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51" calcext:value-type="percentage">
            <text:p>35.51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3707" calcext:value-type="percentage">
            <text:p>37.07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eveland</text:p>
          </table:table-cell>
          <table:table-cell office:value-type="percentage" office:value="0.3073" calcext:value-type="percentage">
            <text:p>30.73%</text:p>
          </table:table-cell>
          <table:table-cell office:value-type="percentage" office:value="0.2941" calcext:value-type="percentage">
            <text:p>29.41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0.3301" calcext:value-type="percentage">
            <text:p>33.01%</text:p>
          </table:table-cell>
          <table:table-cell office:value-type="percentage" office:value="0.3866" calcext:value-type="percentage">
            <text:p>38.66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percentage" office:value="0.4387" calcext:value-type="percentage">
            <text:p>43.87%</text:p>
          </table:table-cell>
          <table:table-cell office:value-type="percentage" office:value="0.3824" calcext:value-type="percentage">
            <text:p>38.24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766" calcext:value-type="percentage">
            <text:p>47.66%</text:p>
          </table:table-cell>
          <table:table-cell office:value-type="percentage" office:value="0.3939" calcext:value-type="percentage">
            <text:p>39.39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percentage" office:value="0.4498" calcext:value-type="percentage">
            <text:p>44.98%</text:p>
          </table:table-cell>
          <table:table-cell office:value-type="percentage" office:value="0.5349" calcext:value-type="percentage">
            <text:p>53.49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3141" calcext:value-type="percentage">
            <text:p>31.41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troit</text:p>
          </table:table-cell>
          <table:table-cell office:value-type="percentage" office:value="0.4178" calcext:value-type="percentage">
            <text:p>41.78%</text:p>
          </table:table-cell>
          <table:table-cell office:value-type="percentage" office:value="0.3913" calcext:value-type="percentage">
            <text:p>39.13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3853" calcext:value-type="percentage">
            <text:p>38.53%</text:p>
          </table:table-cell>
          <table:table-cell office:value-type="percentage" office:value="0.3739" calcext:value-type="percentage">
            <text:p>37.39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n Bay</text:p>
          </table:table-cell>
          <table:table-cell office:value-type="percentage" office:value="0.41" calcext:value-type="percentage">
            <text:p>41.00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826" calcext:value-type="percentage">
            <text:p>38.26%</text:p>
          </table:table-cell>
          <table:table-cell office:value-type="percentage" office:value="0.4355" calcext:value-type="percentage">
            <text:p>43.55%</text:p>
          </table:table-cell>
          <table:table-cell office:value-type="percentage" office:value="0.485" calcext:value-type="percentage">
            <text:p>48.50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ouston</text:p>
          </table:table-cell>
          <table:table-cell office:value-type="percentage" office:value="0.3755" calcext:value-type="percentage">
            <text:p>37.55%</text:p>
          </table:table-cell>
          <table:table-cell office:value-type="percentage" office:value="0.3953" calcext:value-type="percentage">
            <text:p>39.53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3967" calcext:value-type="percentage">
            <text:p>39.67%</text:p>
          </table:table-cell>
          <table:table-cell office:value-type="percentage" office:value="0.3561" calcext:value-type="percentage">
            <text:p>35.61%</text:p>
          </table:table-cell>
          <table:table-cell office:value-type="percentage" office:value="0.4143" calcext:value-type="percentage">
            <text:p>41.43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anapolis</text:p>
          </table:table-cell>
          <table:table-cell office:value-type="percentage" office:value="0.4297" calcext:value-type="percentage">
            <text:p>42.97%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4924" calcext:value-type="percentage">
            <text:p>49.24%</text:p>
          </table:table-cell>
          <table:table-cell office:value-type="percentage" office:value="0.359" calcext:value-type="percentage">
            <text:p>35.90%</text:p>
          </table:table-cell>
          <table:table-cell office:value-type="percentage" office:value="0.3458" calcext:value-type="percentage">
            <text:p>34.58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cksonville</text:p>
          </table:table-cell>
          <table:table-cell office:value-type="percentage" office:value="0.2963" calcext:value-type="percentage">
            <text:p>29.63%</text:p>
          </table:table-cell>
          <table:table-cell office:value-type="percentage" office:value="0.3696" calcext:value-type="percentage">
            <text:p>36.96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2727" calcext:value-type="percentage">
            <text:p>27.27%</text:p>
          </table:table-cell>
          <table:table-cell office:value-type="percentage" office:value="0.3162" calcext:value-type="percentage">
            <text:p>31.62%</text:p>
          </table:table-cell>
          <table:table-cell office:value-type="percentage" office:value="0.3361" calcext:value-type="percentage">
            <text:p>33.61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ansas City</text:p>
          </table:table-cell>
          <table:table-cell office:value-type="percentage" office:value="0.3302" calcext:value-type="percentage">
            <text:p>33.02%</text:p>
          </table:table-cell>
          <table:table-cell office:value-type="percentage" office:value="0.1944" calcext:value-type="percentage">
            <text:p>19.44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2973" calcext:value-type="percentage">
            <text:p>29.73%</text:p>
          </table:table-cell>
          <table:table-cell office:value-type="percentage" office:value="0.36" calcext:value-type="percentage">
            <text:p>36.00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percentage" office:value="0.3768" calcext:value-type="percentage">
            <text:p>37.68%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167" calcext:value-type="percentage">
            <text:p>41.67%</text:p>
          </table:table-cell>
          <table:table-cell table:number-columns-repeated="2" office:value-type="percentage" office:value="0.3333" calcext:value-type="percentage">
            <text:p>33.33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nnesota</text:p>
          </table:table-cell>
          <table:table-cell office:value-type="percentage" office:value="0.3705" calcext:value-type="percentage">
            <text:p>37.05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571" calcext:value-type="percentage">
            <text:p>35.71%</text:p>
          </table:table-cell>
          <table:table-cell office:value-type="percentage" office:value="0.3434" calcext:value-type="percentage">
            <text:p>34.34%</text:p>
          </table:table-cell>
          <table:table-cell office:value-type="percentage" office:value="0.392" calcext:value-type="percentage">
            <text:p>39.20%</text:p>
          </table:table-cell>
          <table:table-cell office:value-type="percentage" office:value="0.3843" calcext:value-type="percentage">
            <text:p>38.43%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percentage" office:value="0.4843" calcext:value-type="percentage">
            <text:p>48.43%</text:p>
          </table:table-cell>
          <table:table-cell office:value-type="percentage" office:value="0.4773" calcext:value-type="percentage">
            <text:p>47.73%</text:p>
          </table:table-cell>
          <table:table-cell office:value-type="percentage" office:value="0.4667" calcext:value-type="percentage">
            <text:p>46.67%</text:p>
          </table:table-cell>
          <table:table-cell office:value-type="percentage" office:value="0.4792" calcext:value-type="percentage">
            <text:p>47.92%</text:p>
          </table:table-cell>
          <table:table-cell office:value-type="percentage" office:value="0.4909" calcext:value-type="percentage">
            <text:p>49.09%</text:p>
          </table:table-cell>
          <table:table-cell office:value-type="percentage" office:value="0.4619" calcext:value-type="percentage">
            <text:p>46.19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percentage" office:value="0.4396" calcext:value-type="percentage">
            <text:p>43.96%</text:p>
          </table:table-cell>
          <table:table-cell office:value-type="percentage" office:value="0.4524" calcext:value-type="percentage">
            <text:p>45.24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871" calcext:value-type="percentage">
            <text:p>38.71%</text:p>
          </table:table-cell>
          <table:table-cell office:value-type="percentage" office:value="0.4825" calcext:value-type="percentage">
            <text:p>48.25%</text:p>
          </table:table-cell>
          <table:table-cell office:value-type="percentage" office:value="0.5579" calcext:value-type="percentage">
            <text:p>55.79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Y Giants</text:p>
          </table:table-cell>
          <table:table-cell office:value-type="percentage" office:value="0.4062" calcext:value-type="percentage">
            <text:p>40.62%</text:p>
          </table:table-cell>
          <table:table-cell office:value-type="percentage" office:value="0.3929" calcext:value-type="percentage">
            <text:p>39.29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4607" calcext:value-type="percentage">
            <text:p>46.07%</text:p>
          </table:table-cell>
          <table:table-cell office:value-type="percentage" office:value="0.3592" calcext:value-type="percentage">
            <text:p>35.92%</text:p>
          </table:table-cell>
          <table:table-cell office:value-type="percentage" office:value="0.3903" calcext:value-type="percentage">
            <text:p>39.03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percentage" office:value="0.3687" calcext:value-type="percentage">
            <text:p>36.87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118" calcext:value-type="percentage">
            <text:p>41.18%</text:p>
          </table:table-cell>
          <table:table-cell office:value-type="percentage" office:value="0.3524" calcext:value-type="percentage">
            <text:p>35.24%</text:p>
          </table:table-cell>
          <table:table-cell office:value-type="percentage" office:value="0.3839" calcext:value-type="percentage">
            <text:p>38.39%</text:p>
          </table:table-cell>
          <table:table-cell office:value-type="percentage" office:value="0.3474" calcext:value-type="percentage">
            <text:p>34.74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akland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043" calcext:value-type="percentage">
            <text:p>40.43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054" calcext:value-type="percentage">
            <text:p>40.54%</text:p>
          </table:table-cell>
          <table:table-cell office:value-type="percentage" office:value="0.2936" calcext:value-type="percentage">
            <text:p>29.36%</text:p>
          </table:table-cell>
          <table:table-cell office:value-type="percentage" office:value="0.3568" calcext:value-type="percentage">
            <text:p>35.68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iladelphia</text:p>
          </table:table-cell>
          <table:table-cell office:value-type="percentage" office:value="0.3739" calcext:value-type="percentage">
            <text:p>37.39%</text:p>
          </table:table-cell>
          <table:table-cell office:value-type="percentage" office:value="0.2927" calcext:value-type="percentage">
            <text:p>29.27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3529" calcext:value-type="percentage">
            <text:p>35.29%</text:p>
          </table:table-cell>
          <table:table-cell office:value-type="percentage" office:value="0.3917" calcext:value-type="percentage">
            <text:p>39.17%</text:p>
          </table:table-cell>
          <table:table-cell office:value-type="percentage" office:value="0.4167" calcext:value-type="percentage">
            <text:p>41.67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ttsburgh</text:p>
          </table:table-cell>
          <table:table-cell office:value-type="percentage" office:value="0.4196" calcext:value-type="percentage">
            <text:p>41.96%</text:p>
          </table:table-cell>
          <table:table-cell office:value-type="percentage" office:value="0.3077" calcext:value-type="percentage">
            <text:p>30.77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3628" calcext:value-type="percentage">
            <text:p>36.28%</text:p>
          </table:table-cell>
          <table:table-cell office:value-type="percentage" office:value="0.4775" calcext:value-type="percentage">
            <text:p>47.75%</text:p>
          </table:table-cell>
          <table:table-cell office:value-type="percentage" office:value="0.4575" calcext:value-type="percentage">
            <text:p>45.75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n Diego</text:p>
          </table:table-cell>
          <table:table-cell office:value-type="percentage" office:value="0.3779" calcext:value-type="percentage">
            <text:p>37.79%</text:p>
          </table:table-cell>
          <table:table-cell office:value-type="percentage" office:value="0.2188" calcext:value-type="percentage">
            <text:p>21.88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737" calcext:value-type="percentage">
            <text:p>37.37%</text:p>
          </table:table-cell>
          <table:table-cell office:value-type="percentage" office:value="0.3814" calcext:value-type="percentage">
            <text:p>38.14%</text:p>
          </table:table-cell>
          <table:table-cell office:value-type="percentage" office:value="0.4882" calcext:value-type="percentage">
            <text:p>48.82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an Francisco</text:p>
          </table:table-cell>
          <table:table-cell office:value-type="percentage" office:value="0.3662" calcext:value-type="percentage">
            <text:p>36.62%</text:p>
          </table:table-cell>
          <table:table-cell office:value-type="percentage" office:value="0.4242" calcext:value-type="percentage">
            <text:p>42.4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551" calcext:value-type="percentage">
            <text:p>35.51%</text:p>
          </table:table-cell>
          <table:table-cell office:value-type="percentage" office:value="0.3774" calcext:value-type="percentage">
            <text:p>37.74%</text:p>
          </table:table-cell>
          <table:table-cell office:value-type="percentage" office:value="0.2811" calcext:value-type="percentage">
            <text:p>28.11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attle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939" calcext:value-type="percentage">
            <text:p>39.39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98" calcext:value-type="percentage">
            <text:p>39.80%</text:p>
          </table:table-cell>
          <table:table-cell office:value-type="percentage" office:value="0.4016" calcext:value-type="percentage">
            <text:p>40.16%</text:p>
          </table:table-cell>
          <table:table-cell office:value-type="percentage" office:value="0.3377" calcext:value-type="percentage">
            <text:p>33.77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 Louis</text:p>
          </table:table-cell>
          <table:table-cell office:value-type="percentage" office:value="0.3206" calcext:value-type="percentage">
            <text:p>32.06%</text:p>
          </table:table-cell>
          <table:table-cell office:value-type="percentage" office:value="0.2571" calcext:value-type="percentage">
            <text:p>25.71%</text:p>
          </table:table-cell>
          <table:table-cell office:value-type="percentage" office:value="0.1818" calcext:value-type="percentage">
            <text:p>18.18%</text:p>
          </table:table-cell>
          <table:table-cell office:value-type="percentage" office:value="0.3263" calcext:value-type="percentage">
            <text:p>32.63%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2807" calcext:value-type="percentage">
            <text:p>28.07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ampa Bay</text:p>
          </table:table-cell>
          <table:table-cell office:value-type="percentage" office:value="0.3585" calcext:value-type="percentage">
            <text:p>35.85%</text:p>
          </table:table-cell>
          <table:table-cell office:value-type="percentage" office:value="0.413" calcext:value-type="percentage">
            <text:p>41.30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3737" calcext:value-type="percentage">
            <text:p>37.37%</text:p>
          </table:table-cell>
          <table:table-cell office:value-type="percentage" office:value="0.3451" calcext:value-type="percentage">
            <text:p>34.51%</text:p>
          </table:table-cell>
          <table:table-cell office:value-type="percentage" office:value="0.3689" calcext:value-type="percentage">
            <text:p>36.89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ee</text:p>
          </table:table-cell>
          <table:table-cell office:value-type="percentage" office:value="0.3825" calcext:value-type="percentage">
            <text:p>38.25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645" calcext:value-type="percentage">
            <text:p>36.4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367" calcext:value-type="percentage">
            <text:p>36.70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shington</text:p>
          </table:table-cell>
          <table:table-cell office:value-type="percentage" office:value="0.3632" calcext:value-type="percentage">
            <text:p>36.32%</text:p>
          </table:table-cell>
          <table:table-cell office:value-type="percentage" office:value="0.4688" calcext:value-type="percentage">
            <text:p>46.88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3663" calcext:value-type="percentage">
            <text:p>36.63%</text:p>
          </table:table-cell>
          <table:table-cell office:value-type="percentage" office:value="0.3682" calcext:value-type="percentage">
            <text:p>36.8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